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65BEFE37CCD98E2F.jpg" manifest:media-type="image/jpeg"/>
  <manifest:file-entry manifest:full-path="Pictures/10000000000000080000000869DA5003F2E5B08F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c254d2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2" style:family="graphic" style:parent-style-name="standard">
      <style:graphic-properties draw:fill-color="#ccf4c6" draw:opacity="100%" draw:textarea-horizontal-align="justify" draw:textarea-vertical-align="middle" draw:auto-grow-height="false" fo:min-height="0.236cm" fo:min-width="1.579cm"/>
    </style:style>
    <style:style style:name="gr3" style:family="graphic" style:parent-style-name="standard">
      <style:graphic-properties draw:fill-color="#fde9a9" draw:textarea-horizontal-align="justify" draw:textarea-vertical-align="middle" draw:auto-grow-height="false" fo:min-height="2.387cm" fo:min-width="10.3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254d2" draw:opacity="50%"/>
      <style:paragraph-properties fo:text-align="center"/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5" style:family="paragraph">
      <loext:graphic-properties draw:fill="solid" draw:fill-color="#c254d2" draw:opacity="50%"/>
      <style:paragraph-properties fo:text-align="center"/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solid" draw:fill-color="#c254d2" draw:opacity="50%"/>
      <style:paragraph-properties fo:text-align="center"/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P7" style:family="paragraph">
      <loext:graphic-properties draw:fill="solid" draw:fill-color="#c254d2" draw:opacity="50%"/>
      <style:paragraph-properties fo:text-align="center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-color="#ccf4c6" draw:opacity="100%"/>
      <style:paragraph-properties fo:text-align="center"/>
    </style:style>
    <style:style style:name="P9" style:family="paragraph">
      <loext:graphic-properties draw:fill-color="#fde9a9"/>
      <style:paragraph-properties fo:text-align="center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style:font-name="Abyssinica SIL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Abyssinica SIL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61cm" svg:height="5.461cm" svg:x="7.911cm" svg:y="7.595cm">
          <text:p text:style-name="P1"><text:span text:style-name="T1">Physics-Constrained </text:span></text:p>
          <text:p text:style-name="P1"><text:span text:style-name="T1">Data-Driven Model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5.461cm" svg:height="5.461cm" svg:x="15.088cm" svg:y="5.436cm">
          <text:p text:style-name="P3"><text:span text:style-name="T2">Koopman Operator</text:span></text:p>
          <text:p text:style-name="P3"><text:span text:style-name="T2">Dynamical Systems</text:span></text:p>
          <text:p text:style-name="P3"><text:span text:style-name="T2">Time Series Analysis</text:span></text:p>
          <text:p text:style-name="P4"><text:span text:style-name="T2">Mori-Zwanzig Formali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5.461cm" svg:height="5.461cm" svg:x="7.976cm" svg:y="20.676cm">
          <text:p text:style-name="P1"><text:span text:style-name="T3">High Performance </text:span></text:p>
          <text:p text:style-name="P1"><text:span text:style-name="T3">Compu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5.461cm" svg:height="5.461cm" svg:x="8.103cm" svg:y="0.102cm">
          <text:p text:style-name="P1"><text:span text:style-name="T3">Fluid Dynamics</text:span></text:p>
          <text:p text:style-name="P1"><text:span text:style-name="T3">Combus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5.461cm" svg:height="5.461cm" svg:x="1.245cm" svg:y="5.436cm">
          <text:p text:style-name="P1"><text:span text:style-name="T3">Probabilistic ML</text:span></text:p>
          <text:p text:style-name="P1"><text:span text:style-name="T3">Deep Learning</text:span></text:p>
          <text:p text:style-name="P1"><text:span text:style-name="T3">Optimiz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2.376cm" svg:height="0.971cm" draw:transform="rotate (-0.552745774106605) translate (6.335cm 8.06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2.376cm" svg:height="0.971cm" draw:transform="rotate (-2.69077410779966) translate (15.436cm 9.09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2.376cm" svg:height="0.971cm" draw:transform="rotate (-1.58283909863366) translate (11.213cm 5.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9" draw:layer="layout" svg:width="11.176cm" svg:height="2.921cm" svg:x="5.182cm" svg:y="15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1" draw:layer="layout" svg:width="8.763cm" svg:height="2.921cm" svg:x="6.452cm" svg:y="15.342cm">
          <draw:text-box>
            <text:p text:style-name="P10"><text:span text:style-name="T4"/></text:p>
            <text:p text:style-name="P10"><text:span text:style-name="T4">Analyzing, Modeling &amp; Control of Complex Systems</text:span></text:p>
          </draw:text-box>
        </draw:frame>
        <draw:custom-shape draw:style-name="gr2" draw:text-style-name="P8" draw:layer="layout" svg:width="2.376cm" svg:height="0.971cm" draw:transform="rotate (-1.57481058407448) translate (11.151cm 12.96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2.376cm" svg:height="0.971cm" draw:transform="rotate (1.5714944584957) translate (10.18cm 20.6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7" draw:display-name="Gradient 17" draw:style="linear" draw:start-color="#106802" draw:end-color="#ffd7d7" draw:start-intensity="100%" draw:end-intensity="100%" draw:angle="300" draw:border="0%"/>
    <draw:gradient draw:name="Gradient_20_18" draw:display-name="Gradient 18" draw:style="linear" draw:start-color="#fc5c00" draw:end-color="#ffd7d7" draw:start-intensity="100%" draw:end-intensity="100%" draw:angle="300" draw:border="0%"/>
    <draw:gradient draw:name="Gradient_20_19" draw:display-name="Gradient 19" draw:style="linear" draw:start-color="#fc5c00" draw:end-color="#e91e63" draw:start-intensity="100%" draw:end-intensity="100%" draw:angle="300" draw:border="0%"/>
    <draw:gradient draw:name="Pastel_20_Bouquet" draw:display-name="Pastel Bouquet" draw:style="linear" draw:start-color="#92e285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fill-image draw:name="_35_0_20_Percent" draw:display-name="50 Percent" xlink:href="Pictures/10000000000000080000000869DA5003F2E5B08F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ellipsoid" draw:cx="50%" draw:cy="50%" draw:start="100%" draw:end="0%" draw:angle="0" draw:border="0%"/>
    <draw:opacity draw:name="Transparency_20_3" draw:display-name="Transparency 3" draw:style="square" draw:cx="50%" draw:cy="50%" draw:start="100%" draw:end="0%" draw:angle="0" draw:border="0%"/>
    <draw:opacity draw:name="Transparency_20_4" draw:display-name="Transparency 4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6T00:23:14.965393974</meta:creation-date>
    <dc:date>2021-10-15T15:32:02.493891802</dc:date>
    <meta:editing-duration>PT1H16M31S</meta:editing-duration>
    <meta:editing-cycles>34</meta:editing-cycles>
    <meta:generator>LibreOffice/6.4.7.2$Linux_X86_64 LibreOffice_project/40$Build-2</meta:generator>
    <meta:document-statistic meta:object-count="12"/>
  </office:meta>
</office:document-meta>
</file>